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89529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9613f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8242a" officeooo:paragraph-rsid="0008242a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84f75" officeooo:paragraph-rsid="00084f75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84f75" officeooo:paragraph-rsid="00089529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d35c5" officeooo:paragraph-rsid="0009613f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9613f" officeooo:paragraph-rsid="0009613f" style:font-size-asian="12pt" style:font-weight-asian="bold" style:font-name-complex="Arial" style:font-size-complex="12pt" style:font-weight-complex="bold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9613f" officeooo:paragraph-rsid="0009613f" style:font-size-asian="12pt" style:font-weight-asian="bold" style:font-name-complex="Arial" style:font-size-complex="12pt" style:font-weight-complex="bold"/>
    </style:style>
    <style:style style:name="P1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84f75" officeooo:paragraph-rsid="00084f75" style:font-size-asian="12pt" style:font-weight-asian="bold" style:font-name-complex="Arial" style:font-size-complex="12pt"/>
    </style:style>
    <style:style style:name="P1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84f75" officeooo:paragraph-rsid="00089529" style:font-size-asian="12pt" style:font-weight-asian="bold" style:font-name-complex="Arial" style:font-size-complex="12pt"/>
    </style:style>
    <style:style style:name="P1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1d35c5" officeooo:paragraph-rsid="0009613f" style:font-size-asian="12pt" style:font-weight-asian="bold" style:font-name-complex="Arial" style:font-size-complex="12pt"/>
    </style:style>
    <style:style style:name="P17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1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6292d" officeooo:paragraph-rsid="0006292d" style:font-size-asian="12pt" style:font-weight-asian="bold" style:font-name-complex="Arial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style:text-underline-style="solid" style:text-underline-width="auto" style:text-underline-color="font-color"/>
    </style:style>
    <style:style style:name="T3" style:family="text">
      <style:text-properties style:font-name="Arial Black" style:text-underline-style="solid" style:text-underline-width="auto" style:text-underline-color="font-color" officeooo:rsid="0007739f"/>
    </style:style>
    <style:style style:name="T4" style:family="text">
      <style:text-properties style:font-name="Arial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Eaves <text:span text:style-name="T2">C9.</text:span><text:span text:style-name="T3">1</text:span></text:p>
            <text:p text:style-name="P5">Chase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2">3.1</text:span></text:p>
            <text:p text:style-name="P5">Center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Eaves <text:span text:style-name="T2">C9.</text:span><text:span text:style-name="T3">1</text:span></text:p>
            <text:p text:style-name="P5">Chase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2">3.1</text:span></text:p>
            <text:p text:style-name="P5">Center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1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Eaves <text:span text:style-name="T2">C9.</text:span><text:span text:style-name="T3">1</text:span></text:p>
            <text:p text:style-name="P5">Chase Red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2">Tree Tinsel</text:p>
            <text:p text:style-name="P12"><text:span text:style-name="T4">Red </text:span><text:span text:style-name="T2">Left</text:span>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Eaves <text:span text:style-name="T2">C9.</text:span><text:span text:style-name="T3">1</text:span></text:p>
            <text:p text:style-name="P5">Chase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Tree Tinsel</text:p>
            <text:p text:style-name="P12"><text:span text:style-name="T4">Red </text:span><text:span text:style-name="T2">Left</text:span>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8">Bushes <text:span text:style-name="T2">4.1</text:span></text:p>
            <text:p text:style-name="P8">Driveway P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Big Festive</text:p>
            <text:p text:style-name="P8">Wreath <text:span text:style-name="T2">Re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Bushes <text:span text:style-name="T2">4.1</text:span></text:p>
            <text:p text:style-name="P8">Driveway P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Big Festive</text:p>
            <text:p text:style-name="P8">Wreath <text:span text:style-name="T2">Re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1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Bushes <text:span text:style-name="T2">4.1</text:span></text:p>
            <text:p text:style-name="P8">Driveway Pink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2">Tree Tinsel</text:p>
            <text:p text:style-name="P13"><text:span text:style-name="T4">Red </text:span><text:span text:style-name="T1">Right</text:span>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Bushes <text:span text:style-name="T2">4.1</text:span></text:p>
            <text:p text:style-name="P8">Driveway P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Tree Tinsel</text:p>
            <text:p text:style-name="P13"><text:span text:style-name="T4">Red </text:span><text:span text:style-name="T1">Right</text:span>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9">Candy Canes</text:p>
            <text:p text:style-name="P14">R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Peace Sig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9">Candy Canes</text:p>
            <text:p text:style-name="P14">R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Peace Sig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2.1</text:span></text:p>
            <text:p text:style-name="P6">Left Red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2.1</text:span></text:p>
            <text:p text:style-name="P6">Lef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Bushes <text:span text:style-name="T2">5.1</text:span></text:p>
            <text:p text:style-name="P6">Righ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Big Nick</text:p>
            <text:p text:style-name="P16">Fire Swirl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6">Bushes <text:span text:style-name="T2">5.1</text:span></text:p>
            <text:p text:style-name="P6">Righ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Big Nick</text:p>
            <text:p text:style-name="P16">Fire Swirl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2.1</text:span></text:p>
            <text:p text:style-name="P6">Left Red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2.1</text:span></text:p>
            <text:p text:style-name="P6">Lef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Bushes <text:span text:style-name="T2">5.1</text:span></text:p>
            <text:p text:style-name="P6">Righ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Bushes <text:span text:style-name="T2">3.1</text:span></text:p>
            <text:p text:style-name="P7">Center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6">Bushes <text:span text:style-name="T2">5.1</text:span></text:p>
            <text:p text:style-name="P6">Right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Bushes <text:span text:style-name="T2">3.1</text:span></text:p>
            <text:p text:style-name="P7">Center Re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0">Candy Canes</text:p>
            <text:p text:style-name="P15">R1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Candy Canes</text:p>
            <text:p text:style-name="P15">R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42:10.078000000</dc:date>
    <meta:editing-cycles>10</meta:editing-cycles>
    <meta:editing-duration>PT2H12M10S</meta:editing-duration>
    <meta:print-date>2021-01-15T11:41:10.049000000</meta:print-date>
    <meta:document-statistic meta:table-count="1" meta:image-count="0" meta:object-count="0" meta:page-count="2" meta:paragraph-count="66" meta:word-count="128" meta:character-count="630" meta:non-whitespace-character-count="568"/>
    <meta:template xlink:type="simple" xlink:actuate="onRequest" xlink:title="" xlink:href="../../../Templates/Mr.%20Label%20MR183%20Cable%20Flags.odt/Normal"/>
  </office:meta>
</office:document-meta>
</file>